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Payload – Kg (Full Trust)</text:p>
          </table:table-cell>
          <table:table-cell table:style-name="ce10" office:value-type="string" calcext:value-type="string">
            <text:p>Payload – Kg <text:s/>(Land. East-Island)</text:p>
          </table:table-cell>
          <table:table-cell table:style-name="ce12" office:value-type="string" calcext:value-type="string">
            <text:p>Payload – Kg (Land. KSC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Nor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number-columns-repeated="4"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possible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5 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5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30000" calcext:value-type="float">
            <text:p>230000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6" office:value-type="float" office:value="27000" calcext:value-type="float">
            <text:p>27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4:38:00.87588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23T14:40:15.122349242</dc:date>
    <meta:editing-duration>PT6H37M58S</meta:editing-duration>
    <meta:editing-cycles>101</meta:editing-cycles>
    <meta:generator>LibreOffice/5.2.7.2$Linux_X86_64 LibreOffice_project/20m0$Build-2</meta:generator>
    <meta:document-statistic meta:table-count="1" meta:cell-count="428" meta:object-count="0"/>
  </office:meta>
</office:document-meta>
</file>